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gappusin</text:p>
          </table:table-cell>
          <table:table-cell office:value-type="float" office:value="1475" calcext:value-type="float">
            <text:p>1475</text:p>
          </table:table-cell>
          <table:table-cell/>
          <table:table-cell table:formula="of:=([.D1]*100)/3095" office:value-type="float" office:value="47.6575121163166" calcext:value-type="float">
            <text:p>47,6575121163166</text:p>
          </table:table-cell>
          <table:table-cell/>
          <table:table-cell office:value-type="string" calcext:value-type="string">
            <text:p>gappusin</text:p>
          </table:table-cell>
          <table:table-cell office:value-type="float" office:value="295" calcext:value-type="float">
            <text:p>295</text:p>
          </table:table-cell>
          <table:table-cell table:formula="of:=([.I1]*100)/490" office:value-type="float" office:value="60.2040816326531" calcext:value-type="float">
            <text:p>60,204081632653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L1]*100)/[.I1]" office:value-type="float" office:value="9.49152542372881" calcext:value-type="float">
            <text:p>9,49152542372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rpush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([.D2]*100)/3095" office:value-type="float" office:value="20" calcext:value-type="float">
            <text:p>20</text:p>
          </table:table-cell>
          <table:table-cell/>
          <table:table-cell office:value-type="string" calcext:value-type="string">
            <text:p>revmob</text:p>
          </table:table-cell>
          <table:table-cell office:value-type="float" office:value="31" calcext:value-type="float">
            <text:p>31</text:p>
          </table:table-cell>
          <table:table-cell table:formula="of:=([.I2]*100)/490" office:value-type="float" office:value="6.3265306122449" calcext:value-type="float">
            <text:p>6,326530612244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L2]*100)/[.I2]" office:value-type="float" office:value="90.3225806451613" calcext:value-type="float">
            <text:p>90,3225806451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vmob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([.D3]*100)/3095" office:value-type="float" office:value="11.5993537964459" calcext:value-type="float">
            <text:p>11,5993537964459</text:p>
          </table:table-cell>
          <table:table-cell/>
          <table:table-cell office:value-type="string" calcext:value-type="string">
            <text:p>dowgin</text:p>
          </table:table-cell>
          <table:table-cell office:value-type="float" office:value="25" calcext:value-type="float">
            <text:p>25</text:p>
          </table:table-cell>
          <table:table-cell table:formula="of:=([.I3]*100)/490" office:value-type="float" office:value="5.10204081632653" calcext:value-type="float">
            <text:p>5,1020408163265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L3]*100)/[.I3]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bwin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([.D4]*100)/3095" office:value-type="float" office:value="7.07592891760905" calcext:value-type="float">
            <text:p>7,07592891760905</text:p>
          </table:table-cell>
          <table:table-cell/>
          <table:table-cell office:value-type="string" calcext:value-type="string">
            <text:p>airpush</text:p>
          </table:table-cell>
          <table:table-cell office:value-type="float" office:value="21" calcext:value-type="float">
            <text:p>21</text:p>
          </table:table-cell>
          <table:table-cell table:formula="of:=([.I4]*100)/490" office:value-type="float" office:value="4.28571428571429" calcext:value-type="float">
            <text:p>4,2857142857142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L4]*100)/[.I4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gin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([.D5]*100)/3095" office:value-type="float" office:value="3.68336025848142" calcext:value-type="float">
            <text:p>3,68336025848142</text:p>
          </table:table-cell>
          <table:table-cell/>
          <table:table-cell office:value-type="string" calcext:value-type="string">
            <text:p>smsreg</text:p>
          </table:table-cell>
          <table:table-cell office:value-type="float" office:value="13" calcext:value-type="float">
            <text:p>13</text:p>
          </table:table-cell>
          <table:table-cell table:formula="of:=([.I5]*100)/490" office:value-type="float" office:value="2.6530612244898" calcext:value-type="float">
            <text:p>2,653061224489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L5]*100)/[.I5]" office:value-type="float" office:value="15.3846153846154" calcext:value-type="float">
            <text:p>15,3846153846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dbolt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D6]*100)/3095" office:value-type="float" office:value="1.421647819063" calcext:value-type="float">
            <text:p>1,421647819063</text:p>
          </table:table-cell>
          <table:table-cell/>
          <table:table-cell office:value-type="string" calcext:value-type="string">
            <text:p>leadbolt</text:p>
          </table:table-cell>
          <table:table-cell office:value-type="float" office:value="13" calcext:value-type="float">
            <text:p>13</text:p>
          </table:table-cell>
          <table:table-cell table:formula="of:=([.I6]*100)/490" office:value-type="float" office:value="2.6530612244898" calcext:value-type="float">
            <text:p>2,653061224489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L6]*100)/[.I6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sreg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D7]*100)/3095" office:value-type="float" office:value="1.26009693053312" calcext:value-type="float">
            <text:p>1,26009693053312</text:p>
          </table:table-cell>
          <table:table-cell/>
          <table:table-cell office:value-type="string" calcext:value-type="string">
            <text:p>cauly</text:p>
          </table:table-cell>
          <table:table-cell office:value-type="float" office:value="7" calcext:value-type="float">
            <text:p>7</text:p>
          </table:table-cell>
          <table:table-cell table:formula="of:=([.I7]*100)/490" office:value-type="float" office:value="1.42857142857143" calcext:value-type="float">
            <text:p>1,42857142857143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7]*100)/[.I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rjok</text:p>
          </table:table-cell>
          <table:table-cell office:value-type="float" office:value="34" calcext:value-type="float">
            <text:p>34</text:p>
          </table:table-cell>
          <table:table-cell/>
          <table:table-cell table:formula="of:=([.D8]*100)/3095" office:value-type="float" office:value="1.09854604200323" calcext:value-type="float">
            <text:p>1,09854604200323</text:p>
          </table:table-cell>
          <table:table-cell/>
          <table:table-cell office:value-type="string" calcext:value-type="string">
            <text:p>kuguo</text:p>
          </table:table-cell>
          <table:table-cell office:value-type="float" office:value="7" calcext:value-type="float">
            <text:p>7</text:p>
          </table:table-cell>
          <table:table-cell table:formula="of:=([.I8]*100)/490" office:value-type="float" office:value="1.42857142857143" calcext:value-type="float">
            <text:p>1,42857142857143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L8]*100)/[.I8]" office:value-type="float" office:value="85.7142857142857" calcext:value-type="float">
            <text:p>85,7142857142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mob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D9]*100)/3095" office:value-type="float" office:value="0.678513731825525" calcext:value-type="float">
            <text:p>0,678513731825525</text:p>
          </table:table-cell>
          <table:table-cell/>
          <table:table-cell office:value-type="string" calcext:value-type="string">
            <text:p>adwo</text:p>
          </table:table-cell>
          <table:table-cell office:value-type="float" office:value="6" calcext:value-type="float">
            <text:p>6</text:p>
          </table:table-cell>
          <table:table-cell table:formula="of:=([.I9]*100)/490" office:value-type="float" office:value="1.22448979591837" calcext:value-type="float">
            <text:p>1,22448979591837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L9]*100)/[.I9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cob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D10]*100)/3095" office:value-type="float" office:value="0.581583198707593" calcext:value-type="float">
            <text:p>0,581583198707593</text:p>
          </table:table-cell>
          <table:table-cell/>
          <table:table-cell office:value-type="string" calcext:value-type="string">
            <text:p>appad</text:p>
          </table:table-cell>
          <table:table-cell office:value-type="float" office:value="6" calcext:value-type="float">
            <text:p>6</text:p>
          </table:table-cell>
          <table:table-cell table:formula="of:=([.I10]*100)/490" office:value-type="float" office:value="1.22448979591837" calcext:value-type="float">
            <text:p>1,2244897959183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10]*100)/[.I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sgeyser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D11]*100)/3095" office:value-type="float" office:value="0.549273021001615" calcext:value-type="float">
            <text:p>0,549273021001615</text:p>
          </table:table-cell>
          <table:table-cell/>
          <table:table-cell office:value-type="string" calcext:value-type="string">
            <text:p>domob</text:p>
          </table:table-cell>
          <table:table-cell office:value-type="float" office:value="6" calcext:value-type="float">
            <text:p>6</text:p>
          </table:table-cell>
          <table:table-cell table:formula="of:=([.I11]*100)/490" office:value-type="float" office:value="1.22448979591837" calcext:value-type="float">
            <text:p>1,22448979591837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L11]*100)/[.I11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e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D12]*100)/3095" office:value-type="float" office:value="0.516962843295638" calcext:value-type="float">
            <text:p>0,516962843295638</text:p>
          </table:table-cell>
          <table:table-cell/>
          <table:table-cell office:value-type="string" calcext:value-type="string">
            <text:p>youmi</text:p>
          </table:table-cell>
          <table:table-cell office:value-type="float" office:value="6" calcext:value-type="float">
            <text:p>6</text:p>
          </table:table-cell>
          <table:table-cell table:formula="of:=([.I12]*100)/490" office:value-type="float" office:value="1.22448979591837" calcext:value-type="float">
            <text:p>1,22448979591837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L12]*100)/[.I12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guo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D13]*100)/3095" office:value-type="float" office:value="0.484652665589661" calcext:value-type="float">
            <text:p>0,484652665589661</text:p>
          </table:table-cell>
          <table:table-cell/>
          <table:table-cell office:value-type="string" calcext:value-type="string">
            <text:p>torjok</text:p>
          </table:table-cell>
          <table:table-cell office:value-type="float" office:value="4" calcext:value-type="float">
            <text:p>4</text:p>
          </table:table-cell>
          <table:table-cell table:formula="of:=([.I13]*100)/490" office:value-type="float" office:value="0.816326530612245" calcext:value-type="float">
            <text:p>0,81632653061224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13]*100)/[.I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kton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D14]*100)/3095" office:value-type="float" office:value="0.420032310177706" calcext:value-type="float">
            <text:p>0,420032310177706</text:p>
          </table:table-cell>
          <table:table-cell/>
          <table:table-cell office:value-type="string" calcext:value-type="string">
            <text:p>plankton</text:p>
          </table:table-cell>
          <table:table-cell office:value-type="float" office:value="3" calcext:value-type="float">
            <text:p>3</text:p>
          </table:table-cell>
          <table:table-cell table:formula="of:=([.I14]*100)/490" office:value-type="float" office:value="0.612244897959184" calcext:value-type="float">
            <text:p>0,612244897959184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L14]*100)/[.I14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mi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15]*100)/3095" office:value-type="float" office:value="0.258481421647819" calcext:value-type="float">
            <text:p>0,258481421647819</text:p>
          </table:table-cell>
          <table:table-cell/>
          <table:table-cell office:value-type="string" calcext:value-type="string">
            <text:p>wooboo</text:p>
          </table:table-cell>
          <table:table-cell office:value-type="float" office:value="3" calcext:value-type="float">
            <text:p>3</text:p>
          </table:table-cell>
          <table:table-cell table:formula="of:=([.I15]*100)/490" office:value-type="float" office:value="0.612244897959184" calcext:value-type="float">
            <text:p>0,612244897959184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L15]*100)/[.I15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ad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16]*100)/3095" office:value-type="float" office:value="0.258481421647819" calcext:value-type="float">
            <text:p>0,258481421647819</text:p>
          </table:table-cell>
          <table:table-cell/>
          <table:table-cell office:value-type="string" calcext:value-type="string">
            <text:p>shixot</text:p>
          </table:table-cell>
          <table:table-cell office:value-type="float" office:value="3" calcext:value-type="float">
            <text:p>3</text:p>
          </table:table-cell>
          <table:table-cell table:formula="of:=([.I16]*100)/490" office:value-type="float" office:value="0.612244897959184" calcext:value-type="float">
            <text:p>0,612244897959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16]*100)/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wo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17]*100)/3095" office:value-type="float" office:value="0.258481421647819" calcext:value-type="float">
            <text:p>0,258481421647819</text:p>
          </table:table-cell>
          <table:table-cell/>
          <table:table-cell office:value-type="string" calcext:value-type="string">
            <text:p>droidkungfu</text:p>
          </table:table-cell>
          <table:table-cell office:value-type="float" office:value="3" calcext:value-type="float">
            <text:p>3</text:p>
          </table:table-cell>
          <table:table-cell table:formula="of:=([.I17]*100)/490" office:value-type="float" office:value="0.612244897959184" calcext:value-type="float">
            <text:p>0,61224489795918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L17]*100)/[.I17]" office:value-type="float" office:value="66.6666666666667" calcext:value-type="float">
            <text:p>66,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psms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D18]*100)/3095" office:value-type="float" office:value="0.161550888529887" calcext:value-type="float">
            <text:p>0,161550888529887</text:p>
          </table:table-cell>
          <table:table-cell/>
          <table:table-cell office:value-type="string" calcext:value-type="string">
            <text:p>viser</text:p>
          </table:table-cell>
          <table:table-cell office:value-type="float" office:value="3" calcext:value-type="float">
            <text:p>3</text:p>
          </table:table-cell>
          <table:table-cell table:formula="of:=([.I18]*100)/490" office:value-type="float" office:value="0.612244897959184" calcext:value-type="float">
            <text:p>0,612244897959184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L18]*100)/[.I18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nmaster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D19]*100)/3095" office:value-type="float" office:value="0.161550888529887" calcext:value-type="float">
            <text:p>0,161550888529887</text:p>
          </table:table-cell>
          <table:table-cell/>
          <table:table-cell office:value-type="string" calcext:value-type="string">
            <text:p>dnotua</text:p>
          </table:table-cell>
          <table:table-cell office:value-type="float" office:value="3" calcext:value-type="float">
            <text:p>3</text:p>
          </table:table-cell>
          <table:table-cell table:formula="of:=([.I19]*100)/490" office:value-type="float" office:value="0.612244897959184" calcext:value-type="float">
            <text:p>0,61224489795918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L19]*100)/[.I19]" office:value-type="float" office:value="66.6666666666667" calcext:value-type="float">
            <text:p>66,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fan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D20]*100)/3095" office:value-type="float" office:value="0.12924071082391" calcext:value-type="float">
            <text:p>0,12924071082391</text:p>
          </table:table-cell>
          <table:table-cell/>
          <table:table-cell office:value-type="string" calcext:value-type="string">
            <text:p>leadb</text:p>
          </table:table-cell>
          <table:table-cell office:value-type="float" office:value="2" calcext:value-type="float">
            <text:p>2</text:p>
          </table:table-cell>
          <table:table-cell table:formula="of:=([.I20]*100)/490" office:value-type="float" office:value="0.408163265306122" calcext:value-type="float">
            <text:p>0,408163265306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20]*100)/[.I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db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D21]*100)/3095" office:value-type="float" office:value="0.12924071082391" calcext:value-type="float">
            <text:p>0,12924071082391</text:p>
          </table:table-cell>
          <table:table-cell/>
          <table:table-cell office:value-type="string" calcext:value-type="string">
            <text:p>douwan</text:p>
          </table:table-cell>
          <table:table-cell office:value-type="float" office:value="2" calcext:value-type="float">
            <text:p>2</text:p>
          </table:table-cell>
          <table:table-cell table:formula="of:=([.I21]*100)/490" office:value-type="float" office:value="0.408163265306122" calcext:value-type="float">
            <text:p>0,408163265306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21]*100)/[.I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wan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D22]*100)/3095" office:value-type="float" office:value="0.0969305331179321" calcext:value-type="float">
            <text:p>0,096930533117932</text:p>
          </table:table-cell>
          <table:table-cell/>
          <table:table-cell office:value-type="string" calcext:value-type="string">
            <text:p>stopsms</text:p>
          </table:table-cell>
          <table:table-cell office:value-type="float" office:value="2" calcext:value-type="float">
            <text:p>2</text:p>
          </table:table-cell>
          <table:table-cell table:formula="of:=([.I22]*100)/490" office:value-type="float" office:value="0.408163265306122" calcext:value-type="float">
            <text:p>0,40816326530612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22]*100)/[.I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xot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D23]*100)/3095" office:value-type="float" office:value="0.0969305331179321" calcext:value-type="float">
            <text:p>0,096930533117932</text:p>
          </table:table-cell>
          <table:table-cell/>
          <table:table-cell office:value-type="string" calcext:value-type="string">
            <text:p>smspay</text:p>
          </table:table-cell>
          <table:table-cell office:value-type="float" office:value="2" calcext:value-type="float">
            <text:p>2</text:p>
          </table:table-cell>
          <table:table-cell table:formula="of:=([.I23]*100)/490" office:value-type="float" office:value="0.408163265306122" calcext:value-type="float">
            <text:p>0,40816326530612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L23]*100)/[.I2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alihook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D24]*100)/3095" office:value-type="float" office:value="0.0969305331179321" calcext:value-type="float">
            <text:p>0,096930533117932</text:p>
          </table:table-cell>
          <table:table-cell/>
          <table:table-cell office:value-type="string" calcext:value-type="string">
            <text:p>smalihook</text:p>
          </table:table-cell>
          <table:table-cell office:value-type="float" office:value="2" calcext:value-type="float">
            <text:p>2</text:p>
          </table:table-cell>
          <table:table-cell table:formula="of:=([.I24]*100)/490" office:value-type="float" office:value="0.408163265306122" calcext:value-type="float">
            <text:p>0,40816326530612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24]*100)/[.I24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lmap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D25]*100)/3095" office:value-type="float" office:value="0.0969305331179321" calcext:value-type="float">
            <text:p>0,096930533117932</text:p>
          </table:table-cell>
          <table:table-cell/>
          <table:table-cell office:value-type="string" calcext:value-type="string">
            <text:p>pushad</text:p>
          </table:table-cell>
          <table:table-cell office:value-type="float" office:value="2" calcext:value-type="float">
            <text:p>2</text:p>
          </table:table-cell>
          <table:table-cell table:formula="of:=([.I25]*100)/490" office:value-type="float" office:value="0.408163265306122" calcext:value-type="float">
            <text:p>0,40816326530612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L25]*100)/[.I25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oboo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D26]*100)/3095" office:value-type="float" office:value="0.0969305331179321" calcext:value-type="float">
            <text:p>0,096930533117932</text:p>
          </table:table-cell>
          <table:table-cell/>
          <table:table-cell office:value-type="string" calcext:value-type="string">
            <text:p>boogr</text:p>
          </table:table-cell>
          <table:table-cell office:value-type="float" office:value="2" calcext:value-type="float">
            <text:p>2</text:p>
          </table:table-cell>
          <table:table-cell table:formula="of:=([.I26]*100)/490" office:value-type="float" office:value="0.408163265306122" calcext:value-type="float">
            <text:p>0,40816326530612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26]*100)/[.I26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ax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27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lzla</text:p>
          </table:table-cell>
          <table:table-cell office:value-type="float" office:value="1" calcext:value-type="float">
            <text:p>1</text:p>
          </table:table-cell>
          <table:table-cell table:formula="of:=([.I27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27]*100)/[.I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app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28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basebridge</text:p>
          </table:table-cell>
          <table:table-cell office:value-type="float" office:value="1" calcext:value-type="float">
            <text:p>1</text:p>
          </table:table-cell>
          <table:table-cell table:formula="of:=([.I28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28]*100)/[.I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notua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29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flurry</text:p>
          </table:table-cell>
          <table:table-cell office:value-type="float" office:value="1" calcext:value-type="float">
            <text:p>1</text:p>
          </table:table-cell>
          <table:table-cell table:formula="of:=([.I29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29]*100)/[.I29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pjoy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0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autosms</text:p>
          </table:table-cell>
          <table:table-cell office:value-type="float" office:value="1" calcext:value-type="float">
            <text:p>1</text:p>
          </table:table-cell>
          <table:table-cell table:formula="of:=([.I30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0]*100)/[.I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had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1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inmobi</text:p>
          </table:table-cell>
          <table:table-cell office:value-type="float" office:value="1" calcext:value-type="float">
            <text:p>1</text:p>
          </table:table-cell>
          <table:table-cell table:formula="of:=([.I31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1]*100)/[.I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tilvl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2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uapush</text:p>
          </table:table-cell>
          <table:table-cell office:value-type="float" office:value="1" calcext:value-type="float">
            <text:p>1</text:p>
          </table:table-cell>
          <table:table-cell table:formula="of:=([.I32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32]*100)/[.I32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nit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3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appflood</text:p>
          </table:table-cell>
          <table:table-cell office:value-type="float" office:value="1" calcext:value-type="float">
            <text:p>1</text:p>
          </table:table-cell>
          <table:table-cell table:formula="of:=([.I33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33]*100)/[.I3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rameref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4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appax</text:p>
          </table:table-cell>
          <table:table-cell office:value-type="float" office:value="1" calcext:value-type="float">
            <text:p>1</text:p>
          </table:table-cell>
          <table:table-cell table:formula="of:=([.I34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4]*100)/[.I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mobi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5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ramnit</text:p>
          </table:table-cell>
          <table:table-cell office:value-type="float" office:value="1" calcext:value-type="float">
            <text:p>1</text:p>
          </table:table-cell>
          <table:table-cell table:formula="of:=([.I35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5]*100)/[.I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oy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6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uten</text:p>
          </table:table-cell>
          <table:table-cell office:value-type="float" office:value="1" calcext:value-type="float">
            <text:p>1</text:p>
          </table:table-cell>
          <table:table-cell table:formula="of:=([.I36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6]*100)/[.I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nlet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7]*100)/3095" office:value-type="float" office:value="0.0646203554119548" calcext:value-type="float">
            <text:p>0,064620355411955</text:p>
          </table:table-cell>
          <table:table-cell/>
          <table:table-cell office:value-type="string" calcext:value-type="string">
            <text:p>antilvl</text:p>
          </table:table-cell>
          <table:table-cell office:value-type="float" office:value="1" calcext:value-type="float">
            <text:p>1</text:p>
          </table:table-cell>
          <table:table-cell table:formula="of:=([.I37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7]*100)/[.I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push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38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ginmaster</text:p>
          </table:table-cell>
          <table:table-cell office:value-type="float" office:value="1" calcext:value-type="float">
            <text:p>1</text:p>
          </table:table-cell>
          <table:table-cell table:formula="of:=([.I38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8]*100)/[.I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qcu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39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odpa</text:p>
          </table:table-cell>
          <table:table-cell office:value-type="float" office:value="1" calcext:value-type="float">
            <text:p>1</text:p>
          </table:table-cell>
          <table:table-cell table:formula="of:=([.I39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39]*100)/[.I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yview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0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pircob</text:p>
          </table:table-cell>
          <table:table-cell office:value-type="float" office:value="1" calcext:value-type="float">
            <text:p>1</text:p>
          </table:table-cell>
          <table:table-cell table:formula="of:=([.I40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40]*100)/[.I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plat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1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elfan</text:p>
          </table:table-cell>
          <table:table-cell office:value-type="float" office:value="1" calcext:value-type="float">
            <text:p>1</text:p>
          </table:table-cell>
          <table:table-cell table:formula="of:=([.I41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41]*100)/[.I41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gr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2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appsgeyser</text:p>
          </table:table-cell>
          <table:table-cell office:value-type="float" office:value="1" calcext:value-type="float">
            <text:p>1</text:p>
          </table:table-cell>
          <table:table-cell table:formula="of:=([.I42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42]*100)/[.I42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fake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3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dianle</text:p>
          </table:table-cell>
          <table:table-cell office:value-type="float" office:value="1" calcext:value-type="float">
            <text:p>1</text:p>
          </table:table-cell>
          <table:table-cell table:formula="of:=([.I43]*100)/490" office:value-type="float" office:value="0.204081632653061" calcext:value-type="float">
            <text:p>0,20408163265306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L43]*100)/[.I4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osms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4]*100)/3095" office:value-type="float" office:value="0.0323101777059774" calcext:value-type="float">
            <text:p>0,032310177705977</text:p>
          </table:table-cell>
          <table:table-cell/>
          <table:table-cell office:value-type="string" calcext:value-type="string">
            <text:p>madad</text:p>
          </table:table-cell>
          <table:table-cell office:value-type="float" office:value="1" calcext:value-type="float">
            <text:p>1</text:p>
          </table:table-cell>
          <table:table-cell table:formula="of:=([.I44]*100)/490" office:value-type="float" office:value="0.204081632653061" calcext:value-type="float">
            <text:p>0,20408163265306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L44]*100)/[.I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en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5]*100)/3095" office:value-type="float" office:value="0.0323101777059774" calcext:value-type="float">
            <text:p>0,0323101777059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rinstaller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6]*100)/3095" office:value-type="float" office:value="0.0323101777059774" calcext:value-type="float">
            <text:p>0,0323101777059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mspay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7]*100)/3095" office:value-type="float" office:value="0.0323101777059774" calcext:value-type="float">
            <text:p>0,0323101777059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roidkungfu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8]*100)/3095" office:value-type="float" office:value="0.0323101777059774" calcext:value-type="float">
            <text:p>0,0323101777059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urry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49]*100)/3095" office:value-type="float" office:value="0.0323101777059774" calcext:value-type="float">
            <text:p>0,0323101777059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crenu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D50]*100)/3095" office:value-type="float" office:value="0.0323101777059774" calcext:value-type="float">
            <text:p>0,0323101777059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21:52:03.012319033</meta:creation-date>
    <dc:date>2023-04-14T23:56:30.266416437</dc:date>
    <meta:editing-duration>P3DT59M29S</meta:editing-duration>
    <meta:editing-cycles>1</meta:editing-cycles>
    <meta:document-statistic meta:table-count="1" meta:cell-count="370" meta:object-count="0"/>
    <meta:generator>LibreOffice/6.4.7.2$Linux_X86_64 LibreOffice_project/40$Build-2</meta:generator>
  </office:meta>
</office:document-meta>
</file>